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363cm" style:use-optimal-column-width="false"/>
    </style:style>
    <style:style style:name="co2" style:family="table-column">
      <style:table-column-properties style:column-width="1.988cm" style:use-optimal-column-width="false"/>
    </style:style>
    <style:style style:name="co3" style:family="table-column">
      <style:table-column-properties style:column-width="1.642cm" style:use-optimal-column-width="false"/>
    </style:style>
    <style:style style:name="co4" style:family="table-column">
      <style:table-column-properties style:column-width="1.469cm" style:use-optimal-column-width="false"/>
    </style:style>
    <style:style style:name="co5" style:family="table-column">
      <style:table-column-properties style:column-width="2.031cm" style:use-optimal-column-width="false"/>
    </style:style>
    <style:style style:name="co6" style:family="table-column">
      <style:table-column-properties style:column-width="3.976cm" style:use-optimal-column-width="false"/>
    </style:style>
    <style:style style:name="co7" style:family="table-column">
      <style:table-column-properties style:column-width="2.444cm" style:use-optimal-column-width="false"/>
    </style:style>
    <style:style style:name="co8" style:family="table-column">
      <style:table-column-properties style:column-width="2.212cm" style:use-optimal-column-width="false"/>
    </style:style>
    <style:style style:name="co9" style:family="table-column">
      <style:table-column-properties style:column-width="3.764cm" style:use-optimal-column-width="false"/>
    </style:style>
    <style:style style:name="co10" style:family="table-column">
      <style:table-column-properties style:column-width="0.608cm" style:use-optimal-column-width="false"/>
    </style:style>
    <style:style style:name="co11" style:family="table-column">
      <style:table-column-properties style:column-width="4.107cm" style:use-optimal-column-width="false"/>
    </style:style>
    <style:style style:name="co12" style:family="table-column">
      <style:table-column-properties style:column-width="2.598cm" style:use-optimal-column-width="false"/>
    </style:style>
    <style:style style:name="co13" style:family="table-column">
      <style:table-column-properties style:column-width="1.372cm" style:use-optimal-column-width="false"/>
    </style:style>
    <style:style style:name="co14" style:family="table-column">
      <style:table-column-properties style:column-width="0.6cm" style:use-optimal-column-width="false"/>
    </style:style>
    <style:style style:name="co15" style:family="table-column">
      <style:table-column-properties style:column-width="5.397cm" style:use-optimal-column-width="false"/>
    </style:style>
    <style:style style:name="co16" style:family="table-column">
      <style:table-column-properties style:column-width="2.456cm" style:use-optimal-column-width="false"/>
    </style:style>
    <style:style style:name="co17" style:family="table-column">
      <style:table-column-properties style:column-width="1.699cm" style:use-optimal-column-width="false"/>
    </style:style>
    <style:style style:name="co18" style:family="table-column">
      <style:table-column-properties style:column-width="3.214cm" style:use-optimal-column-width="false"/>
    </style:style>
    <style:style style:name="co19" style:family="table-column">
      <style:table-column-properties style:column-width="2.43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2.157cm"/>
    </style:style>
    <style:style style:name="ro3" style:family="table-row">
      <style:table-row-properties style:row-height="2.101cm"/>
    </style:style>
    <style:style style:name="ro4" style:family="table-row">
      <style:table-row-properties style:row-height="2.1cm"/>
    </style:style>
    <style:style style:name="ro5" style:family="table-row">
      <style:table-row-properties style:row-height="2.09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rect draw:style-name="gr1" draw:text-style-name="P1" draw:layer="layout" svg:width="6.968cm" svg:height="0.72cm" svg:x="8.532cm" svg:y="0.5cm">
            <text:p text:style-name="P1">DebuggableClass</text:p>
          </draw:rect>
          <draw:frame draw:style-name="standard" draw:layer="layout" svg:width="6.992cm" svg:height="1.682cm" svg:x="8.5cm" svg:y="1.22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 table:default-cell-style-name="ce2">
                <table:table-cell table:style-name="ce1">
                  <text:p text:style-name="P2"><text:span text:style-name="T1">P</text:span></text:p>
                  <text:p text:style-name="P2"><text:span text:style-name="T1">log_function</text:span></text:p>
                  <text:p text:style-name="P2"><text:span text:style-name="T1"/></text:p>
                </table:table-cell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</draw:g>
        <draw:g draw:id="id2">
          <draw:rect draw:style-name="gr1" draw:text-style-name="P1" draw:layer="layout" svg:width="7.444cm" svg:height="0.72cm" svg:x="8.056cm" svg:y="4.378cm">
            <text:p text:style-name="P1">CachableClass</text:p>
          </draw:rect>
          <draw:frame draw:style-name="standard" draw:layer="layout" svg:width="7.475cm" svg:height="2.156cm" svg:x="8.024cm" svg:y="5.098cm">
            <table:table table:template-name="default" table:use-first-row-styles="true" table:use-banding-rows-styles="true">
              <table:table-column table:style-name="co4"/>
              <table:table-column table:style-name="co5"/>
              <table:table-column table:style-name="co6"/>
              <table:table-row table:style-name="ro2" table:default-cell-style-name="ce1">
                <table:table-cell/>
                <table:table-cell>
                  <text:p text:style-name="P2"><text:span text:style-name="T1">init()</text:span></text:p>
                </table:table-cell>
                <table:table-cell>
                  <text:p text:style-name="P3"><text:span text:style-name="T1">- Cache logic to be safed to HD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connector draw:style-name="gr2" draw:text-style-name="P4" draw:layer="layout" svg:x1="8.5cm" svg:y1="1.701cm" svg:x2="11.762cm" svg:y2="4.378cm" draw:start-shape="id1" draw:start-glue-point="3" draw:end-shape="id2" draw:end-glue-point="0" svg:d="m8500 1701h-501v1940h3763v737">
          <text:p/>
        </draw:connector>
        <draw:g draw:id="id3">
          <draw:rect draw:style-name="gr1" draw:text-style-name="P1" draw:layer="layout" svg:width="8.388cm" svg:height="0.72cm" svg:x="7.612cm" svg:y="8.624cm">
            <text:p text:style-name="P1">SpikeSorterInterface</text:p>
          </draw:rect>
          <draw:frame draw:style-name="standard" draw:layer="layout" svg:width="8.419cm" svg:height="2.156cm" svg:x="7.58cm" svg:y="9.344cm">
            <table:table table:template-name="default" table:use-first-row-styles="true" table:use-banding-rows-styles="true">
              <table:table-column table:style-name="co7"/>
              <table:table-column table:style-name="co8"/>
              <table:table-column table:style-name="co9"/>
              <table:table-row table:style-name="ro3" table:default-cell-style-name="ce1">
                <table:table-cell>
                  <text:p text:style-name="P2"><text:span text:style-name="T1">Tf, DH</text:span></text:p>
                  <text:p text:style-name="P2"><text:span text:style-name="T1">templates</text:span></text:p>
                  <text:p text:style-name="P2"><text:span text:style-name="T1">sorting</text:span></text:p>
                </table:table-cell>
                <table:table-cell>
                  <text:p text:style-name="P2"><text:span text:style-name="T1">sort(X)</text:span></text:p>
                  <text:p text:style-name="P2"><text:span text:style-name="T1">sort(DH)</text:span></text:p>
                  <text:p text:style-name="P2"><text:span text:style-name="T1">sort_()</text:span></text:p>
                </table:table-cell>
                <table:table-cell>
                  <text:p text:style-name="P2"><text:span text:style-name="T1">- basic plotting</text:span></text:p>
                  <text:p text:style-name="P2"><text:span text:style-name="T1">- waveform and gdf handling</text:span></text:p>
                  <text:p text:style-name="P2"><text:span text:style-name="T1">- data interfacing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draw:id="id4">
          <draw:rect draw:style-name="gr1" draw:text-style-name="P1" draw:layer="layout" svg:width="7.259cm" svg:height="0.72cm" svg:x="1.22cm" svg:y="12.681cm">
            <text:p text:style-name="P1">OnlineSpikeSorterInterface</text:p>
          </draw:rect>
          <draw:frame draw:style-name="standard" draw:layer="layout" svg:width="7.312cm" svg:height="2.156cm" svg:x="1.187cm" svg:y="13.401cm">
            <table:table table:template-name="default" table:use-first-row-styles="true" table:use-banding-rows-styles="true">
              <table:table-column table:style-name="co10"/>
              <table:table-column table:style-name="co11"/>
              <table:table-column table:style-name="co12"/>
              <table:table-row table:style-name="ro4" table:default-cell-style-name="ce1">
                <table:table-cell/>
                <table:table-cell>
                  <text:p text:style-name="P5"><text:span text:style-name="T1">adapt() <text:s text:c="7"/>sortNextChunk_(X) plotLastChunk-Sorting()</text:span></text:p>
                </table:table-cell>
                <table:table-cell>
                  <text:p><text:span text:style-name="T1">- Chunking facility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draw:g draw:id="id5">
          <draw:rect draw:style-name="gr1" draw:text-style-name="P3" draw:layer="layout" svg:width="7.316cm" svg:height="0.72cm" svg:x="13.532cm" svg:y="12.681cm">
            <text:p text:style-name="P3"><text:span text:style-name="T1">GaussianNoiseSpikeSorterInterface</text:span></text:p>
          </draw:rect>
          <draw:frame draw:style-name="standard" draw:layer="layout" svg:width="7.368cm" svg:height="2.099cm" svg:x="13.5cm" svg:y="13.401cm">
            <table:table table:template-name="default" table:use-first-row-styles="true" table:use-banding-rows-styles="true">
              <table:table-column table:style-name="co13"/>
              <table:table-column table:style-name="co14"/>
              <table:table-column table:style-name="co15"/>
              <table:table-row table:style-name="ro4" table:default-cell-style-name="ce1">
                <table:table-cell>
                  <text:p text:style-name="P2"><text:span text:style-name="T1">NE</text:span></text:p>
                </table:table-cell>
                <table:table-cell/>
                <table:table-cell>
                  <text:p><text:span text:style-name="T1">- Plotting</text:span></text:p>
                  <text:p><text:span text:style-name="T1">- Needs (C, Tf) or (NE,Tf)</text:span></text:p>
                </table:table-cell>
              </table:table-row>
            </table:table>
            <draw:image xlink:href="Pictures/TablePreview5.svm" xlink:type="simple" xlink:show="embed" xlink:actuate="onLoad"/>
          </draw:frame>
        </draw:g>
        <draw:connector draw:style-name="gr2" draw:text-style-name="P4" draw:layer="layout" svg:x1="8.024cm" svg:y1="5.816cm" svg:x2="11.79cm" svg:y2="8.624cm" draw:start-shape="id2" draw:start-glue-point="3" draw:end-shape="id3" draw:end-glue-point="0" svg:d="m8024 5816h-501v2124h4267v684">
          <text:p/>
        </draw:connector>
        <draw:connector draw:style-name="gr2" draw:text-style-name="P4" draw:layer="layout" svg:x1="7.58cm" svg:y1="10.062cm" svg:x2="4.833cm" svg:y2="12.681cm" draw:start-shape="id3" draw:start-glue-point="3" draw:end-shape="id4" draw:end-glue-point="0" svg:d="m7580 10062h-2747v2619">
          <text:p/>
        </draw:connector>
        <draw:connector draw:style-name="gr2" draw:text-style-name="P4" draw:layer="layout" svg:x1="16cm" svg:y1="10.062cm" svg:x2="17.184cm" svg:y2="12.681cm" draw:start-shape="id3" draw:start-glue-point="1" draw:end-shape="id5" svg:d="m16000 10062h1184v2619">
          <text:p/>
        </draw:connector>
        <draw:g draw:id="id6">
          <draw:rect draw:style-name="gr1" draw:text-style-name="P1" draw:layer="layout" svg:width="7.315cm" svg:height="0.72cm" svg:x="6.664cm" svg:y="16.681cm">
            <text:p text:style-name="P1">FilterBasedSpikeSorterInterface</text:p>
          </draw:rect>
          <draw:frame draw:style-name="standard" draw:layer="layout" svg:width="7.368cm" svg:height="2.098cm" svg:x="6.632cm" svg:y="17.401cm">
            <table:table table:template-name="default" table:use-first-row-styles="true" table:use-banding-rows-styles="true">
              <table:table-column table:style-name="co16"/>
              <table:table-column table:style-name="co17"/>
              <table:table-column table:style-name="co18"/>
              <table:table-row table:style-name="ro5" table:default-cell-style-name="ce1">
                <table:table-cell>
                  <text:p text:style-name="P2">T, F, Y</text:p>
                </table:table-cell>
                <table:table-cell/>
                <table:table-cell>
                  <text:p text:style-name="P2">- template maintainance</text:p>
                  <text:p text:style-name="P2">- needs (T)</text:p>
                </table:table-cell>
              </table:table-row>
            </table:table>
            <draw:image xlink:href="Pictures/TablePreview6.svm" xlink:type="simple" xlink:show="embed" xlink:actuate="onLoad"/>
          </draw:frame>
        </draw:g>
        <draw:connector draw:style-name="gr2" draw:text-style-name="P4" draw:layer="layout" svg:x1="13.5cm" svg:y1="14.09cm" svg:x2="10.316cm" svg:y2="16.681cm" draw:start-shape="id5" draw:start-glue-point="3" draw:end-shape="id6" draw:end-glue-point="0" svg:d="m13500 14090h-3184v2591">
          <text:p/>
        </draw:connector>
        <draw:g draw:id="id7">
          <draw:rect draw:style-name="gr1" draw:text-style-name="P1" draw:layer="layout" svg:width="7.259cm" svg:height="0.72cm" svg:x="1.72cm" svg:y="22cm">
            <text:p text:style-name="P1">BOTM(NE,Tf,T)</text:p>
          </draw:rect>
          <draw:frame draw:style-name="standard" draw:layer="layout" svg:width="7.313cm" svg:height="2.099cm" svg:x="1.687cm" svg:y="22.72cm">
            <table:table table:template-name="default" table:use-first-row-styles="true" table:use-banding-rows-styles="true">
              <table:table-column table:style-name="co19"/>
              <table:table-column table:style-name="co19"/>
              <table:table-column table:style-name="co19"/>
              <table:table-row table:style-name="ro4" table:default-cell-style-name="ce1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</draw:g>
        <draw:connector draw:style-name="gr2" draw:text-style-name="P4" draw:layer="layout" draw:type="line" svg:x1="4.843cm" svg:y1="15.5cm" svg:x2="5.343cm" svg:y2="22cm" draw:start-shape="id4" draw:start-glue-point="2" draw:end-shape="id7" draw:end-glue-point="0" svg:d="m4843 15500 500 6500">
          <text:p/>
        </draw:connector>
        <draw:connector draw:style-name="gr2" draw:text-style-name="P4" draw:layer="layout" draw:type="line" svg:x1="10.316cm" svg:y1="19.499cm" svg:x2="5.343cm" svg:y2="22cm" draw:start-shape="id6" draw:start-glue-point="2" draw:end-shape="id7" draw:end-glue-point="0" svg:d="m10316 19499-4973 2501">
          <text:p/>
        </draw:connector>
        <draw:g draw:id="id8">
          <draw:rect draw:style-name="gr1" draw:text-style-name="P1" draw:layer="layout" svg:width="7.259cm" svg:height="0.72cm" svg:x="13.533cm" svg:y="22cm">
            <text:p text:style-name="P1">EMClustering(NE,Tf)</text:p>
          </draw:rect>
          <draw:frame draw:style-name="standard" draw:layer="layout" svg:width="7.313cm" svg:height="2.099cm" svg:x="13.5cm" svg:y="22.72cm">
            <table:table table:template-name="default" table:use-first-row-styles="true" table:use-banding-rows-styles="true">
              <table:table-column table:style-name="co19"/>
              <table:table-column table:style-name="co19"/>
              <table:table-column table:style-name="co19"/>
              <table:table-row table:style-name="ro4" table:default-cell-style-name="ce1"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</draw:g>
        <draw:connector draw:style-name="gr2" draw:text-style-name="P4" draw:layer="layout" draw:type="line" svg:x1="17.184cm" svg:y1="15.5cm" svg:x2="17.156cm" svg:y2="22cm" draw:start-shape="id5" draw:start-glue-point="2" draw:end-shape="id8" draw:end-glue-point="0" svg:d="m17184 15500-28 6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72H40M22S</meta:editing-duration>
    <meta:editing-cycles>21</meta:editing-cycles>
    <meta:generator>OpenOffice.org/3.2$Win32 OpenOffice.org_project/320m18$Build-9502</meta:generator>
    <dc:date>2011-04-10T16:12:48.33</dc:date>
    <dc:creator>Felix Franke</dc:creator>
    <meta:document-statistic meta:object-count="32"/>
  </office:meta>
</office:document-meta>
</file>